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rt" table:style-name="ta1">
        <table:shapes>
          <draw:frame draw:z-index="0" draw:style-name="gr1" draw:text-style-name="P1" svg:width="6.2965in" svg:height="3.5398in" svg:x="2.3217in" svg:y="0.272in">
            <draw:object draw:notify-on-update-of-ranges="Sort.A1:Sort.A45 Sort.B1:Sort.B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601" calcext:value-type="float">
            <text:p>6.01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2102" calcext:value-type="float">
            <text:p>2.102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1762" calcext:value-type="float">
            <text:p>1.762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1608" calcext:value-type="float">
            <text:p>1.608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1593" calcext:value-type="float">
            <text:p>1.593E-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64287" calcext:value-type="float">
            <text:p>6.4287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34656" calcext:value-type="float">
            <text:p>3.4656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32005" calcext:value-type="float">
            <text:p>3.2005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32532" calcext:value-type="float">
            <text:p>3.2532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3225" calcext:value-type="float">
            <text:p>3.225E-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813288" calcext:value-type="float">
            <text:p>0.0008132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426051" calcext:value-type="float">
            <text:p>0.0004260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422167" calcext:value-type="float">
            <text:p>0.0004221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369805" calcext:value-type="float">
            <text:p>0.0003698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99634" calcext:value-type="float">
            <text:p>9.9634E-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2260219" calcext:value-type="float">
            <text:p>0.00226021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187201" calcext:value-type="float">
            <text:p>0.0011872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188702" calcext:value-type="float">
            <text:p>0.00118870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184931" calcext:value-type="float">
            <text:p>0.0011849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186057" calcext:value-type="float">
            <text:p>0.00118605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24781721" calcext:value-type="float">
            <text:p>0.02478172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13422878" calcext:value-type="float">
            <text:p>0.01342287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13406993" calcext:value-type="float">
            <text:p>0.01340699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13265697" calcext:value-type="float">
            <text:p>0.01326569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13293323" calcext:value-type="float">
            <text:p>0.01329332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277271012" calcext:value-type="float">
            <text:p>0.27727101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172754636" calcext:value-type="float">
            <text:p>0.17275463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172030661" calcext:value-type="float">
            <text:p>0.17203066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17176293" calcext:value-type="float">
            <text:p>0.1717629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171829932" calcext:value-type="float">
            <text:p>0.17182993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.22612429" calcext:value-type="float">
            <text:p>3.2261242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.154200985" calcext:value-type="float">
            <text:p>2.15420098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.156170187" calcext:value-type="float">
            <text:p>2.15617018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.154017164" calcext:value-type="float">
            <text:p>2.15401716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.156655844" calcext:value-type="float">
            <text:p>2.15665584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7.453841866" calcext:value-type="float">
            <text:p>37.45384186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6.858548351" calcext:value-type="float">
            <text:p>26.85854835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7.086861208" calcext:value-type="float">
            <text:p>27.08686120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7.029041847" calcext:value-type="float">
            <text:p>27.02904184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6.948188094" calcext:value-type="float">
            <text:p>26.948188094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429.900666176" calcext:value-type="float">
            <text:p>429.900666176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319.435784144" calcext:value-type="float">
            <text:p>319.435784144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313.148198742" calcext:value-type="float">
            <text:p>313.148198742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312.711074108" calcext:value-type="float">
            <text:p>312.711074108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313.968566485" calcext:value-type="float">
            <text:p>313.968566485</text:p>
          </table:table-cell>
        </table:table-row>
      </table:table>
      <table:table table:name="Search" table:style-name="ta1">
        <table:shapes>
          <draw:frame draw:z-index="0" draw:style-name="gr1" draw:text-style-name="P1" svg:width="6.3031in" svg:height="3.5398in" svg:x="2.0902in" svg:y="0.7949in">
            <draw:object draw:notify-on-update-of-ranges="Search.A1:Search.A45 Search.B1:Search.B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2102" calcext:value-type="float">
            <text:p>2.102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1762" calcext:value-type="float">
            <text:p>1.762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1608" calcext:value-type="float">
            <text:p>1.608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1593" calcext:value-type="float">
            <text:p>1.593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2423" calcext:value-type="float">
            <text:p>2.423E-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34656" calcext:value-type="float">
            <text:p>3.4656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32005" calcext:value-type="float">
            <text:p>3.2005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32532" calcext:value-type="float">
            <text:p>3.2532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3225" calcext:value-type="float">
            <text:p>3.225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3767" calcext:value-type="float">
            <text:p>3.767E-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426051" calcext:value-type="float">
            <text:p>0.0004260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422167" calcext:value-type="float">
            <text:p>0.0004221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369805" calcext:value-type="float">
            <text:p>0.0003698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99634" calcext:value-type="float">
            <text:p>9.9634E-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5566" calcext:value-type="float">
            <text:p>5.566E-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187201" calcext:value-type="float">
            <text:p>0.0011872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188702" calcext:value-type="float">
            <text:p>0.00118870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184931" calcext:value-type="float">
            <text:p>0.0011849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186057" calcext:value-type="float">
            <text:p>0.00118605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45975" calcext:value-type="float">
            <text:p>4.5975E-0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13422878" calcext:value-type="float">
            <text:p>0.01342287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13406993" calcext:value-type="float">
            <text:p>0.01340699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13265697" calcext:value-type="float">
            <text:p>0.01326569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13293323" calcext:value-type="float">
            <text:p>0.01329332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445941" calcext:value-type="float">
            <text:p>0.00044594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172754636" calcext:value-type="float">
            <text:p>0.17275463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172030661" calcext:value-type="float">
            <text:p>0.17203066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17176293" calcext:value-type="float">
            <text:p>0.1717629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171829932" calcext:value-type="float">
            <text:p>0.17182993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4444915" calcext:value-type="float">
            <text:p>0.00444491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.154200985" calcext:value-type="float">
            <text:p>2.15420098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.156170187" calcext:value-type="float">
            <text:p>2.15617018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.154017164" calcext:value-type="float">
            <text:p>2.15401716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.156655844" calcext:value-type="float">
            <text:p>2.15665584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044987306" calcext:value-type="float">
            <text:p>0.04498730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6.858548351" calcext:value-type="float">
            <text:p>26.85854835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7.086861208" calcext:value-type="float">
            <text:p>27.08686120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7.029041847" calcext:value-type="float">
            <text:p>27.02904184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6.948188094" calcext:value-type="float">
            <text:p>26.94818809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.467946511" calcext:value-type="float">
            <text:p>0.467946511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319.435784144" calcext:value-type="float">
            <text:p>319.435784144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313.148198742" calcext:value-type="float">
            <text:p>313.148198742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312.711074108" calcext:value-type="float">
            <text:p>312.711074108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313.968566485" calcext:value-type="float">
            <text:p>313.968566485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4.565486897" calcext:value-type="float">
            <text:p>4.565486897</text:p>
          </table:table-cell>
        </table:table-row>
      </table:table>
      <table:table table:name="Binary Search" table:style-name="ta1">
        <table:shapes>
          <draw:frame draw:z-index="0" draw:style-name="gr1" draw:text-style-name="P1" svg:width="6.3031in" svg:height="3.5398in" svg:x="1.9878in" svg:y="1.7673in">
            <draw:object draw:notify-on-update-of-ranges="'Binary Search'.A1:'Binary Search'.A45 'Binary Search'.B1:'Binary Search'.B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1762" calcext:value-type="float">
            <text:p>1.762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1608" calcext:value-type="float">
            <text:p>1.608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1593" calcext:value-type="float">
            <text:p>1.593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2423" calcext:value-type="float">
            <text:p>2.423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988" calcext:value-type="float">
            <text:p>9.88E-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32005" calcext:value-type="float">
            <text:p>3.2005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32532" calcext:value-type="float">
            <text:p>3.2532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3225" calcext:value-type="float">
            <text:p>3.225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3767" calcext:value-type="float">
            <text:p>3.767E-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3709" calcext:value-type="float">
            <text:p>3.709E-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422167" calcext:value-type="float">
            <text:p>0.0004221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369805" calcext:value-type="float">
            <text:p>0.0003698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99634" calcext:value-type="float">
            <text:p>9.9634E-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5566" calcext:value-type="float">
            <text:p>5.566E-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5231" calcext:value-type="float">
            <text:p>5.231E-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188702" calcext:value-type="float">
            <text:p>0.00118870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184931" calcext:value-type="float">
            <text:p>0.0011849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186057" calcext:value-type="float">
            <text:p>0.00118605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45975" calcext:value-type="float">
            <text:p>4.5975E-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45502" calcext:value-type="float">
            <text:p>4.5502E-0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13406993" calcext:value-type="float">
            <text:p>0.01340699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13265697" calcext:value-type="float">
            <text:p>0.01326569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13293323" calcext:value-type="float">
            <text:p>0.01329332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445941" calcext:value-type="float">
            <text:p>0.00044594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444448" calcext:value-type="float">
            <text:p>0.00044444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172030661" calcext:value-type="float">
            <text:p>0.17203066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17176293" calcext:value-type="float">
            <text:p>0.1717629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171829932" calcext:value-type="float">
            <text:p>0.17182993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4444915" calcext:value-type="float">
            <text:p>0.00444491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4505745" calcext:value-type="float">
            <text:p>0.00450574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.156170187" calcext:value-type="float">
            <text:p>2.15617018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.154017164" calcext:value-type="float">
            <text:p>2.15401716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.156655844" calcext:value-type="float">
            <text:p>2.15665584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044987306" calcext:value-type="float">
            <text:p>0.04498730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04557864" calcext:value-type="float">
            <text:p>0.0455786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7.086861208" calcext:value-type="float">
            <text:p>27.08686120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7.029041847" calcext:value-type="float">
            <text:p>27.02904184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6.948188094" calcext:value-type="float">
            <text:p>26.94818809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.467946511" calcext:value-type="float">
            <text:p>0.46794651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.470677589" calcext:value-type="float">
            <text:p>0.470677589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313.148198742" calcext:value-type="float">
            <text:p>313.148198742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312.711074108" calcext:value-type="float">
            <text:p>312.711074108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313.968566485" calcext:value-type="float">
            <text:p>313.968566485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4.565486897" calcext:value-type="float">
            <text:p>4.565486897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4.511983231" calcext:value-type="float">
            <text:p>4.511983231</text:p>
          </table:table-cell>
        </table:table-row>
      </table:table>
      <table:table table:name="Reverse" table:style-name="ta1">
        <table:shapes>
          <draw:frame draw:z-index="0" draw:style-name="gr1" draw:text-style-name="P1" svg:width="6.3031in" svg:height="3.5398in" svg:x="2.0311in" svg:y="0.2563in">
            <draw:object draw:notify-on-update-of-ranges="Reverse.A1:Reverse.A45 Reverse.B1:Reverse.B4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1608" calcext:value-type="float">
            <text:p>1.608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1593" calcext:value-type="float">
            <text:p>1.593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2423" calcext:value-type="float">
            <text:p>2.423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988" calcext:value-type="float">
            <text:p>9.88E-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822" calcext:value-type="float">
            <text:p>8.22E-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32532" calcext:value-type="float">
            <text:p>3.2532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3225" calcext:value-type="float">
            <text:p>3.225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3767" calcext:value-type="float">
            <text:p>3.767E-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3709" calcext:value-type="float">
            <text:p>3.709E-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3406" calcext:value-type="float">
            <text:p>3.406E-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369805" calcext:value-type="float">
            <text:p>0.0003698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99634" calcext:value-type="float">
            <text:p>9.9634E-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5566" calcext:value-type="float">
            <text:p>5.566E-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5231" calcext:value-type="float">
            <text:p>5.231E-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5392" calcext:value-type="float">
            <text:p>5.392E-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184931" calcext:value-type="float">
            <text:p>0.0011849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1186057" calcext:value-type="float">
            <text:p>0.00118605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45975" calcext:value-type="float">
            <text:p>4.5975E-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45502" calcext:value-type="float">
            <text:p>4.5502E-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45421" calcext:value-type="float">
            <text:p>4.5421E-0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13265697" calcext:value-type="float">
            <text:p>0.01326569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13293323" calcext:value-type="float">
            <text:p>0.01329332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445941" calcext:value-type="float">
            <text:p>0.00044594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444448" calcext:value-type="float">
            <text:p>0.00044444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443332" calcext:value-type="float">
            <text:p>0.00044333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17176293" calcext:value-type="float">
            <text:p>0.1717629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171829932" calcext:value-type="float">
            <text:p>0.17182993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4444915" calcext:value-type="float">
            <text:p>0.00444491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4505745" calcext:value-type="float">
            <text:p>0.00450574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4431278" calcext:value-type="float">
            <text:p>0.00443127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.154017164" calcext:value-type="float">
            <text:p>2.15401716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.156655844" calcext:value-type="float">
            <text:p>2.15665584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044987306" calcext:value-type="float">
            <text:p>0.04498730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04557864" calcext:value-type="float">
            <text:p>0.0455786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045214581" calcext:value-type="float">
            <text:p>0.04521458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7.029041847" calcext:value-type="float">
            <text:p>27.02904184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6.948188094" calcext:value-type="float">
            <text:p>26.948188094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.467946511" calcext:value-type="float">
            <text:p>0.46794651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.470677589" calcext:value-type="float">
            <text:p>0.47067758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.470766845" calcext:value-type="float">
            <text:p>0.470766845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312.711074108" calcext:value-type="float">
            <text:p>312.711074108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313.968566485" calcext:value-type="float">
            <text:p>313.968566485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4.565486897" calcext:value-type="float">
            <text:p>4.565486897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4.511983231" calcext:value-type="float">
            <text:p>4.511983231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4.504641035" calcext:value-type="float">
            <text:p>4.5046410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05T17:48:20.170388102</dc:date>
    <meta:editing-duration>PT13M9S</meta:editing-duration>
    <meta:editing-cycles>2</meta:editing-cycles>
    <meta:generator>LibreOffice/6.3.4.2$Linux_X86_64 LibreOffice_project/30$Build-2</meta:generator>
    <meta:document-statistic meta:table-count="4" meta:cell-count="360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4cm" svg:height="8.992cm" xlink:href=".." xlink:type="simple" chart:class="chart:scatter" chart:style-name="ch1">
        <chart:legend chart:legend-position="end" svg:x="13.731cm" svg:y="4.197cm" style:legend-expansion="high" chart:style-name="ch2"/>
        <chart:plot-area chart:style-name="ch3" table:cell-range-address="Sort.A1:Sort.B45" svg:x="0.319cm" svg:y="0.179cm" svg:width="13.093cm" svg:height="8.634cm">
          <chartooo:coordinate-region svg:x="1.602cm" svg:y="0.179cm" svg:width="11.67cm" svg:height="6.5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rt.B1:Sort.B45" chart:class="chart:scatter">
            <chart:domain table:cell-range-address="Sort.A1:Sort.A45"/>
            <chart:data-point chart:repeated="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ort.A1:Sort.A45</svg:desc>
                </draw:g>
              </table:table-cell>
              <table:table-cell office:value-type="float" office:value="0.00000601">
                <text:p>0.00000601</text:p>
                <draw:g>
                  <svg:desc>Sort.B1:Sort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002102">
                <text:p>0.000002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1762">
                <text:p>0.000001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1608">
                <text:p>0.000001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00001593">
                <text:p>0.0000015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00064287">
                <text:p>0.000064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000034656">
                <text:p>0.000034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000032005">
                <text:p>0.000032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000032532">
                <text:p>0.0000325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0003225">
                <text:p>0.00003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000813288">
                <text:p>0.000813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0.000426051">
                <text:p>0.0004260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0.000422167">
                <text:p>0.0004221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0.000369805">
                <text:p>0.0003698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0.000099634">
                <text:p>0.0000996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">
                <text:p>10000</text:p>
              </table:table-cell>
              <table:table-cell office:value-type="float" office:value="0.002260219">
                <text:p>0.0022602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">
                <text:p>10000</text:p>
              </table:table-cell>
              <table:table-cell office:value-type="float" office:value="0.001187201">
                <text:p>0.001187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">
                <text:p>10000</text:p>
              </table:table-cell>
              <table:table-cell office:value-type="float" office:value="0.001188702">
                <text:p>0.0011887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0.001184931">
                <text:p>0.0011849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001186057">
                <text:p>0.0011860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">
                <text:p>100000</text:p>
              </table:table-cell>
              <table:table-cell office:value-type="float" office:value="0.024781721">
                <text:p>0.0247817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0.013422878">
                <text:p>0.0134228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0">
                <text:p>100000</text:p>
              </table:table-cell>
              <table:table-cell office:value-type="float" office:value="0.013406993">
                <text:p>0.0134069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00">
                <text:p>100000</text:p>
              </table:table-cell>
              <table:table-cell office:value-type="float" office:value="0.013265697">
                <text:p>0.0132656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0.013293323">
                <text:p>0.0132933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000">
                <text:p>1000000</text:p>
              </table:table-cell>
              <table:table-cell office:value-type="float" office:value="0.277271012">
                <text:p>0.2772710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0">
                <text:p>1000000</text:p>
              </table:table-cell>
              <table:table-cell office:value-type="float" office:value="0.172754636">
                <text:p>0.1727546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0">
                <text:p>1000000</text:p>
              </table:table-cell>
              <table:table-cell office:value-type="float" office:value="0.172030661">
                <text:p>0.1720306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000">
                <text:p>1000000</text:p>
              </table:table-cell>
              <table:table-cell office:value-type="float" office:value="0.17176293">
                <text:p>0.171762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0">
                <text:p>1000000</text:p>
              </table:table-cell>
              <table:table-cell office:value-type="float" office:value="0.171829932">
                <text:p>0.1718299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00">
                <text:p>10000000</text:p>
              </table:table-cell>
              <table:table-cell office:value-type="float" office:value="3.22612429">
                <text:p>3.226124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00000">
                <text:p>10000000</text:p>
              </table:table-cell>
              <table:table-cell office:value-type="float" office:value="2.154200985">
                <text:p>2.1542009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00000">
                <text:p>10000000</text:p>
              </table:table-cell>
              <table:table-cell office:value-type="float" office:value="2.156170187">
                <text:p>2.1561701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00000">
                <text:p>10000000</text:p>
              </table:table-cell>
              <table:table-cell office:value-type="float" office:value="2.154017164">
                <text:p>2.1540171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00000">
                <text:p>10000000</text:p>
              </table:table-cell>
              <table:table-cell office:value-type="float" office:value="2.156655844">
                <text:p>2.1566558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000">
                <text:p>100000000</text:p>
              </table:table-cell>
              <table:table-cell office:value-type="float" office:value="37.453841866">
                <text:p>37.4538418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0000">
                <text:p>100000000</text:p>
              </table:table-cell>
              <table:table-cell office:value-type="float" office:value="26.858548351">
                <text:p>26.8585483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000000">
                <text:p>100000000</text:p>
              </table:table-cell>
              <table:table-cell office:value-type="float" office:value="27.086861208">
                <text:p>27.0868612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00000">
                <text:p>100000000</text:p>
              </table:table-cell>
              <table:table-cell office:value-type="float" office:value="27.029041847">
                <text:p>27.0290418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0000">
                <text:p>100000000</text:p>
              </table:table-cell>
              <table:table-cell office:value-type="float" office:value="26.948188094">
                <text:p>26.9481880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00000">
                <text:p>1000000000</text:p>
              </table:table-cell>
              <table:table-cell office:value-type="float" office:value="429.900666176">
                <text:p>429.9006661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19.435784144">
                <text:p>319.4357841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13.148198742">
                <text:p>313.1481987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12.711074108">
                <text:p>312.7110741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13.968566485">
                <text:p>313.9685664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8.992cm" xlink:href=".." xlink:type="simple" chart:class="chart:scatter" chart:style-name="ch1">
        <chart:legend chart:legend-position="end" svg:x="13.748cm" svg:y="4.197cm" style:legend-expansion="high" chart:style-name="ch2"/>
        <chart:plot-area chart:style-name="ch3" table:cell-range-address="Search.A1:Search.B45" svg:x="0.32cm" svg:y="0.179cm" svg:width="13.108cm" svg:height="8.634cm">
          <chartooo:coordinate-region svg:x="1.603cm" svg:y="0.179cm" svg:width="11.685cm" svg:height="6.5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arch.B1:Search.B45" chart:class="chart:scatter">
            <chart:domain table:cell-range-address="Search.A1:Search.A45"/>
            <chart:data-point chart:repeated="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earch.A1:Search.A45</svg:desc>
                </draw:g>
              </table:table-cell>
              <table:table-cell office:value-type="float" office:value="0.000002102">
                <text:p>0.000002102</text:p>
                <draw:g>
                  <svg:desc>Search.B1:Search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001762">
                <text:p>0.000001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1608">
                <text:p>0.000001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1593">
                <text:p>0.0000015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00002423">
                <text:p>0.0000024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00034656">
                <text:p>0.000034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000032005">
                <text:p>0.000032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000032532">
                <text:p>0.000032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00003225">
                <text:p>0.00003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00003767">
                <text:p>0.000003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000426051">
                <text:p>0.0004260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0.000422167">
                <text:p>0.000422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0.000369805">
                <text:p>0.000369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0.000099634">
                <text:p>0.0000996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0.000005566">
                <text:p>0.000005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">
                <text:p>10000</text:p>
              </table:table-cell>
              <table:table-cell office:value-type="float" office:value="0.001187201">
                <text:p>0.0011872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">
                <text:p>10000</text:p>
              </table:table-cell>
              <table:table-cell office:value-type="float" office:value="0.001188702">
                <text:p>0.0011887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">
                <text:p>10000</text:p>
              </table:table-cell>
              <table:table-cell office:value-type="float" office:value="0.001184931">
                <text:p>0.0011849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0.001186057">
                <text:p>0.001186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000045975">
                <text:p>0.0000459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">
                <text:p>100000</text:p>
              </table:table-cell>
              <table:table-cell office:value-type="float" office:value="0.013422878">
                <text:p>0.0134228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0.013406993">
                <text:p>0.0134069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0">
                <text:p>100000</text:p>
              </table:table-cell>
              <table:table-cell office:value-type="float" office:value="0.013265697">
                <text:p>0.0132656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00">
                <text:p>100000</text:p>
              </table:table-cell>
              <table:table-cell office:value-type="float" office:value="0.013293323">
                <text:p>0.0132933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0.000445941">
                <text:p>0.0004459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000">
                <text:p>1000000</text:p>
              </table:table-cell>
              <table:table-cell office:value-type="float" office:value="0.172754636">
                <text:p>0.1727546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0">
                <text:p>1000000</text:p>
              </table:table-cell>
              <table:table-cell office:value-type="float" office:value="0.172030661">
                <text:p>0.1720306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0">
                <text:p>1000000</text:p>
              </table:table-cell>
              <table:table-cell office:value-type="float" office:value="0.17176293">
                <text:p>0.171762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000">
                <text:p>1000000</text:p>
              </table:table-cell>
              <table:table-cell office:value-type="float" office:value="0.171829932">
                <text:p>0.1718299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0">
                <text:p>1000000</text:p>
              </table:table-cell>
              <table:table-cell office:value-type="float" office:value="0.004444915">
                <text:p>0.0044449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00">
                <text:p>10000000</text:p>
              </table:table-cell>
              <table:table-cell office:value-type="float" office:value="2.154200985">
                <text:p>2.1542009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00000">
                <text:p>10000000</text:p>
              </table:table-cell>
              <table:table-cell office:value-type="float" office:value="2.156170187">
                <text:p>2.1561701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00000">
                <text:p>10000000</text:p>
              </table:table-cell>
              <table:table-cell office:value-type="float" office:value="2.154017164">
                <text:p>2.1540171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00000">
                <text:p>10000000</text:p>
              </table:table-cell>
              <table:table-cell office:value-type="float" office:value="2.156655844">
                <text:p>2.1566558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00000">
                <text:p>10000000</text:p>
              </table:table-cell>
              <table:table-cell office:value-type="float" office:value="0.044987306">
                <text:p>0.044987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000">
                <text:p>100000000</text:p>
              </table:table-cell>
              <table:table-cell office:value-type="float" office:value="26.858548351">
                <text:p>26.8585483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0000">
                <text:p>100000000</text:p>
              </table:table-cell>
              <table:table-cell office:value-type="float" office:value="27.086861208">
                <text:p>27.0868612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000000">
                <text:p>100000000</text:p>
              </table:table-cell>
              <table:table-cell office:value-type="float" office:value="27.029041847">
                <text:p>27.0290418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00000">
                <text:p>100000000</text:p>
              </table:table-cell>
              <table:table-cell office:value-type="float" office:value="26.948188094">
                <text:p>26.9481880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0000">
                <text:p>100000000</text:p>
              </table:table-cell>
              <table:table-cell office:value-type="float" office:value="0.467946511">
                <text:p>0.4679465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19.435784144">
                <text:p>319.4357841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13.148198742">
                <text:p>313.1481987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12.711074108">
                <text:p>312.711074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13.968566485">
                <text:p>313.9685664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000">
                <text:p>1000000000</text:p>
              </table:table-cell>
              <table:table-cell office:value-type="float" office:value="4.565486897">
                <text:p>4.5654868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8.992cm" xlink:href=".." xlink:type="simple" chart:class="chart:scatter" chart:style-name="ch1">
        <chart:legend chart:legend-position="end" svg:x="13.748cm" svg:y="4.197cm" style:legend-expansion="high" chart:style-name="ch2"/>
        <chart:plot-area chart:style-name="ch3" table:cell-range-address="'Binary Search'.A1:'Binary Search'.B45" svg:x="0.32cm" svg:y="0.179cm" svg:width="13.108cm" svg:height="8.634cm">
          <chartooo:coordinate-region svg:x="1.471cm" svg:y="0.179cm" svg:width="11.685cm" svg:height="6.5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inary Search'.B1:'Binary Search'.B45" chart:class="chart:scatter">
            <chart:domain table:cell-range-address="'Binary Search'.A1:'Binary Search'.A45"/>
            <chart:data-point chart:repeated="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Binary Search'.A1:'Binary Search'.A45</svg:desc>
                </draw:g>
              </table:table-cell>
              <table:table-cell office:value-type="float" office:value="0.000001762">
                <text:p>0.000001762</text:p>
                <draw:g>
                  <svg:desc>'Binary Search'.B1:'Binary Search'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001608">
                <text:p>0.000001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1593">
                <text:p>0.000001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2423">
                <text:p>0.000002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00000988">
                <text:p>0.000000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00032005">
                <text:p>0.000032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000032532">
                <text:p>0.000032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00003225">
                <text:p>0.00003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000003767">
                <text:p>0.0000037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00003709">
                <text:p>0.0000037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000422167">
                <text:p>0.0004221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0.000369805">
                <text:p>0.000369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0.000099634">
                <text:p>0.0000996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0.000005566">
                <text:p>0.0000055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0.000005231">
                <text:p>0.000005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">
                <text:p>10000</text:p>
              </table:table-cell>
              <table:table-cell office:value-type="float" office:value="0.001188702">
                <text:p>0.0011887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">
                <text:p>10000</text:p>
              </table:table-cell>
              <table:table-cell office:value-type="float" office:value="0.001184931">
                <text:p>0.0011849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">
                <text:p>10000</text:p>
              </table:table-cell>
              <table:table-cell office:value-type="float" office:value="0.001186057">
                <text:p>0.0011860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0.000045975">
                <text:p>0.0000459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000045502">
                <text:p>0.0000455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">
                <text:p>100000</text:p>
              </table:table-cell>
              <table:table-cell office:value-type="float" office:value="0.013406993">
                <text:p>0.0134069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0.013265697">
                <text:p>0.0132656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0">
                <text:p>100000</text:p>
              </table:table-cell>
              <table:table-cell office:value-type="float" office:value="0.013293323">
                <text:p>0.0132933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00">
                <text:p>100000</text:p>
              </table:table-cell>
              <table:table-cell office:value-type="float" office:value="0.000445941">
                <text:p>0.0004459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0.000444448">
                <text:p>0.0004444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000">
                <text:p>1000000</text:p>
              </table:table-cell>
              <table:table-cell office:value-type="float" office:value="0.172030661">
                <text:p>0.1720306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0">
                <text:p>1000000</text:p>
              </table:table-cell>
              <table:table-cell office:value-type="float" office:value="0.17176293">
                <text:p>0.171762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0">
                <text:p>1000000</text:p>
              </table:table-cell>
              <table:table-cell office:value-type="float" office:value="0.171829932">
                <text:p>0.1718299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000">
                <text:p>1000000</text:p>
              </table:table-cell>
              <table:table-cell office:value-type="float" office:value="0.004444915">
                <text:p>0.0044449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0">
                <text:p>1000000</text:p>
              </table:table-cell>
              <table:table-cell office:value-type="float" office:value="0.004505745">
                <text:p>0.0045057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00">
                <text:p>10000000</text:p>
              </table:table-cell>
              <table:table-cell office:value-type="float" office:value="2.156170187">
                <text:p>2.1561701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00000">
                <text:p>10000000</text:p>
              </table:table-cell>
              <table:table-cell office:value-type="float" office:value="2.154017164">
                <text:p>2.1540171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00000">
                <text:p>10000000</text:p>
              </table:table-cell>
              <table:table-cell office:value-type="float" office:value="2.156655844">
                <text:p>2.1566558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00000">
                <text:p>10000000</text:p>
              </table:table-cell>
              <table:table-cell office:value-type="float" office:value="0.044987306">
                <text:p>0.044987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00000">
                <text:p>10000000</text:p>
              </table:table-cell>
              <table:table-cell office:value-type="float" office:value="0.04557864">
                <text:p>0.045578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000">
                <text:p>100000000</text:p>
              </table:table-cell>
              <table:table-cell office:value-type="float" office:value="27.086861208">
                <text:p>27.0868612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0000">
                <text:p>100000000</text:p>
              </table:table-cell>
              <table:table-cell office:value-type="float" office:value="27.029041847">
                <text:p>27.0290418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000000">
                <text:p>100000000</text:p>
              </table:table-cell>
              <table:table-cell office:value-type="float" office:value="26.948188094">
                <text:p>26.9481880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00000">
                <text:p>100000000</text:p>
              </table:table-cell>
              <table:table-cell office:value-type="float" office:value="0.467946511">
                <text:p>0.4679465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0000">
                <text:p>100000000</text:p>
              </table:table-cell>
              <table:table-cell office:value-type="float" office:value="0.470677589">
                <text:p>0.4706775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13.148198742">
                <text:p>313.1481987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12.711074108">
                <text:p>312.7110741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13.968566485">
                <text:p>313.9685664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0000000">
                <text:p>1000000000</text:p>
              </table:table-cell>
              <table:table-cell office:value-type="float" office:value="4.565486897">
                <text:p>4.5654868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000">
                <text:p>1000000000</text:p>
              </table:table-cell>
              <table:table-cell office:value-type="float" office:value="4.511983231">
                <text:p>4.5119832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2cm" xlink:href=".." xlink:type="simple" chart:class="chart:scatter" chart:style-name="ch1">
        <chart:legend chart:legend-position="end" svg:x="13.748cm" svg:y="4.197cm" style:legend-expansion="high" chart:style-name="ch2"/>
        <chart:plot-area chart:style-name="ch3" table:cell-range-address="Reverse.A1:Reverse.B45" svg:x="0.32cm" svg:y="0.179cm" svg:width="13.108cm" svg:height="8.634cm">
          <chartooo:coordinate-region svg:x="1.471cm" svg:y="0.179cm" svg:width="11.685cm" svg:height="6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verse.B1:Reverse.B45" chart:class="chart:scatter">
            <chart:domain table:cell-range-address="Reverse.A1:Reverse.A45"/>
            <chart:data-point chart:repeated="4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Reverse.A1:Reverse.A45</svg:desc>
                </draw:g>
              </table:table-cell>
              <table:table-cell office:value-type="float" office:value="0.000001608">
                <text:p>0.000001608</text:p>
                <draw:g>
                  <svg:desc>Reverse.B1:Reverse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001593">
                <text:p>0.0000015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002423">
                <text:p>0.0000024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988">
                <text:p>0.000000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00000822">
                <text:p>0.000000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00032532">
                <text:p>0.0000325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00003225">
                <text:p>0.00003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000003767">
                <text:p>0.000003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000003709">
                <text:p>0.000003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00003406">
                <text:p>0.0000034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000369805">
                <text:p>0.0003698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0.000099634">
                <text:p>0.0000996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0.000005566">
                <text:p>0.0000055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0.000005231">
                <text:p>0.000005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0.000005392">
                <text:p>0.000005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">
                <text:p>10000</text:p>
              </table:table-cell>
              <table:table-cell office:value-type="float" office:value="0.001184931">
                <text:p>0.0011849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">
                <text:p>10000</text:p>
              </table:table-cell>
              <table:table-cell office:value-type="float" office:value="0.001186057">
                <text:p>0.0011860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0">
                <text:p>10000</text:p>
              </table:table-cell>
              <table:table-cell office:value-type="float" office:value="0.000045975">
                <text:p>0.0000459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0.000045502">
                <text:p>0.0000455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000045421">
                <text:p>0.0000454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0">
                <text:p>100000</text:p>
              </table:table-cell>
              <table:table-cell office:value-type="float" office:value="0.013265697">
                <text:p>0.0132656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0.013293323">
                <text:p>0.0132933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0">
                <text:p>100000</text:p>
              </table:table-cell>
              <table:table-cell office:value-type="float" office:value="0.000445941">
                <text:p>0.000445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00">
                <text:p>100000</text:p>
              </table:table-cell>
              <table:table-cell office:value-type="float" office:value="0.000444448">
                <text:p>0.0004444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0.000443332">
                <text:p>0.000443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000">
                <text:p>1000000</text:p>
              </table:table-cell>
              <table:table-cell office:value-type="float" office:value="0.17176293">
                <text:p>0.171762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0">
                <text:p>1000000</text:p>
              </table:table-cell>
              <table:table-cell office:value-type="float" office:value="0.171829932">
                <text:p>0.1718299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0">
                <text:p>1000000</text:p>
              </table:table-cell>
              <table:table-cell office:value-type="float" office:value="0.004444915">
                <text:p>0.0044449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000">
                <text:p>1000000</text:p>
              </table:table-cell>
              <table:table-cell office:value-type="float" office:value="0.004505745">
                <text:p>0.0045057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0">
                <text:p>1000000</text:p>
              </table:table-cell>
              <table:table-cell office:value-type="float" office:value="0.004431278">
                <text:p>0.0044312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00">
                <text:p>10000000</text:p>
              </table:table-cell>
              <table:table-cell office:value-type="float" office:value="2.154017164">
                <text:p>2.1540171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00000">
                <text:p>10000000</text:p>
              </table:table-cell>
              <table:table-cell office:value-type="float" office:value="2.156655844">
                <text:p>2.156655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00000">
                <text:p>10000000</text:p>
              </table:table-cell>
              <table:table-cell office:value-type="float" office:value="0.044987306">
                <text:p>0.044987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00000">
                <text:p>10000000</text:p>
              </table:table-cell>
              <table:table-cell office:value-type="float" office:value="0.04557864">
                <text:p>0.045578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00000">
                <text:p>10000000</text:p>
              </table:table-cell>
              <table:table-cell office:value-type="float" office:value="0.045214581">
                <text:p>0.0452145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000">
                <text:p>100000000</text:p>
              </table:table-cell>
              <table:table-cell office:value-type="float" office:value="27.029041847">
                <text:p>27.0290418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0000">
                <text:p>100000000</text:p>
              </table:table-cell>
              <table:table-cell office:value-type="float" office:value="26.948188094">
                <text:p>26.9481880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000000">
                <text:p>100000000</text:p>
              </table:table-cell>
              <table:table-cell office:value-type="float" office:value="0.467946511">
                <text:p>0.4679465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00000">
                <text:p>100000000</text:p>
              </table:table-cell>
              <table:table-cell office:value-type="float" office:value="0.470677589">
                <text:p>0.4706775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0000">
                <text:p>100000000</text:p>
              </table:table-cell>
              <table:table-cell office:value-type="float" office:value="0.470766845">
                <text:p>0.4707668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12.711074108">
                <text:p>312.711074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13.968566485">
                <text:p>313.9685664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000000">
                <text:p>1000000000</text:p>
              </table:table-cell>
              <table:table-cell office:value-type="float" office:value="4.565486897">
                <text:p>4.5654868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0000000">
                <text:p>1000000000</text:p>
              </table:table-cell>
              <table:table-cell office:value-type="float" office:value="4.511983231">
                <text:p>4.5119832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000">
                <text:p>1000000000</text:p>
              </table:table-cell>
              <table:table-cell office:value-type="float" office:value="4.504641035">
                <text:p>4.5046410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